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Oversikt leietaker krav</text:h>
      <text:p text:style-name="Standard">Leietaker krav registreres direkte i modulen. Figuren ovenfor viser oversikt over alle registrerte krav fremmet av leietaker. Hvert krav har sin ID og referanse til prosjekt. </text:p>
      <text:p text:style-name="Standard"/>
      <text:p text:style-name="Standard">Alle kravene kan filtreres på kategori og status. Kategori typer kan være hærverk, uaktsomhet eller service/bistand. Status kan være åpen, avsluttet eller avslått.</text:p>
      <text:p text:style-name="Standard"/>
      <text:p text:style-name="Standard">I Preferences under Admin kan siden defineres slik at oversikten viser åpne krav når modulen åpnes.</text:p>
      <text:p text:style-name="Standard"/>
      <text:p text:style-name="Standard">Søkevindu kan benyttes for å søke på heler eller deler av navn, krav ID eller prosjekt ID..</text:p>
      <text:p text:style-name="Standard"/>
      <text:p text:style-name="Standard">Det kan blas i oversikten ved bruk av piler i overkant av tabellen, eventuelt åpne hele registeret og scrolle.</text:p>
      <text:p text:style-name="Standard"/>
      <text:p text:style-name="Standard">Oversikten kan sorteres i stigende eller synkende rekkefølge ved å klikke på kolonne med farget tittel.</text:p>
      <text:p text:style-name="Standard"/>
      <text:p text:style-name="Standard">Det enkelte krav kan fra oversikten vises, åpnes for redigering eller slettes. Man har også muligheten for å legge til nytt krav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9:20:59</meta:creation-date>
    <dc:creator>Sigurd Nes</dc:creator>
    <dc:date>2007-04-04T09:22:10</dc:date>
    <dc:language>en-US</dc:language>
    <meta:editing-cycles>2</meta:editing-cycles>
    <meta:editing-duration>PT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43" meta:character-count="893"/>
  </office:meta>
</office:document-meta>
</file>